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.compile( File bpel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pelC.onCompilationMessage( CompilationMessage compilation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.setProcessWSDL( URI wsd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.setExtensionValidators( Map &lt; QName , ExtensionValidator &gt; extensionValid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newBpel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Bpel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C.setResourceFinder( ResourceFinder f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setDryRun( boolean dry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setCompileProperties( Map &lt; String , Object &gt; compile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.compile( final Process process , String outputPath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BpelC.setBaseDirectory( File base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.setCompileListener( CompileListen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.setOutputStream( OutputStream 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C.logCompilationMessage( CompilationMessage cms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